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Performance Test</text:p>
          </table:table-cell>
          <table:table-cell table:number-columns-repeated="7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7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7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7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time for vishnu</text:p>
          </table:table-cell>
          <table:table-cell office:value-type="string">
            <text:p>Output time for ssh</text:p>
          </table:table-cell>
          <table:table-cell office:value-type="string">
            <text:p>memory comsumption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CDP-3.1-connect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uname » </text:p>
          </table:table-cell>
          <table:table-cell office:value-type="string">
            <text:p>connect</text:p>
          </table:table-cell>
          <table:table-cell office:value-type="string">
            <text:p>execution time</text:p>
          </table:table-cell>
          <table:table-cell office:value-type="string">
            <text:p>0,11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close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uname » </text:p>
          </table:table-cell>
          <table:table-cell office:value-type="string">
            <text:p>close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2">
          <table:table-cell office:value-type="string">
            <text:p>CDP-3.1-listSess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Session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14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1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connect</text:p>
          </table:table-cell>
          <table:table-cell office:value-type="string">
            <text:p>cpu consumption</text:p>
          </table:table-cell>
          <table:table-cell table:style-name="ce4"/>
          <table:table-cell/>
          <table:table-cell table:style-name="ce5" office:value-type="percentage" office:value="0.004">
            <text:p>0,40%</text:p>
          </table:table-cell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2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ums sed</text:p>
          </table:table-cell>
          <table:table-cell office:value-type="string">
            <text:p>cpu consumption</text:p>
          </table:table-cell>
          <table:table-cell table:number-columns-repeated="2"/>
          <table:table-cell table:style-name="ce5" office:value-type="percentage" office:value="0.007">
            <text:p>0,70%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18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4T18:14:53</dc:date>
    <meta:editing-duration>PT04H38M07S</meta:editing-duration>
    <meta:editing-cycles>28</meta:editing-cycles>
    <meta:generator>OpenOffice.org/3.2$Unix OpenOffice.org_project/320m19$Build-9505</meta:generator>
    <dc:creator>traore </dc:creator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